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Mono" fo:language="en" fo:country="US" officeooo:rsid="001742bb" officeooo:paragraph-rsid="001742bb"/>
    </style:style>
    <style:style style:name="P2" style:family="paragraph" style:parent-style-name="Standard">
      <style:text-properties style:font-name="Liberation Mono" fo:language="en" fo:country="US" officeooo:rsid="001904ef" officeooo:paragraph-rsid="002732f4"/>
    </style:style>
    <style:style style:name="P3" style:family="paragraph" style:parent-style-name="Standard">
      <style:text-properties style:font-name="Liberation Mono" fo:language="en" fo:country="US" officeooo:rsid="001742bb" officeooo:paragraph-rsid="001742bb"/>
    </style:style>
    <style:style style:name="P4" style:family="paragraph" style:parent-style-name="Standard">
      <style:text-properties style:font-name="Liberation Mono" fo:language="en" fo:country="US" officeooo:rsid="001788c7" officeooo:paragraph-rsid="002732f4"/>
    </style:style>
    <style:style style:name="P5" style:family="paragraph" style:parent-style-name="Standard">
      <style:text-properties style:font-name="Liberation Mono" fo:language="en" fo:country="US" officeooo:rsid="002732f4" officeooo:paragraph-rsid="002732f4"/>
    </style:style>
    <style:style style:name="P6" style:family="paragraph" style:parent-style-name="Standard">
      <style:text-properties style:font-name="Liberation Mono" officeooo:rsid="001742bb" officeooo:paragraph-rsid="002732f4"/>
    </style:style>
    <style:style style:name="T1" style:family="text">
      <style:text-properties officeooo:rsid="001904ef"/>
    </style:style>
    <style:style style:name="T2" style:family="text">
      <style:text-properties officeooo:rsid="001c64b3"/>
    </style:style>
    <style:style style:name="T3" style:family="text">
      <style:text-properties officeooo:rsid="0021b53a"/>
    </style:style>
    <style:style style:name="T4" style:family="text">
      <style:text-properties officeooo:rsid="002893b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 IS NOT ONLY A BUTTON</text:p>
      <text:p text:style-name="P1"/>
      <text:p text:style-name="P6"/>
      <text:p text:style-name="P4">Being aware of how technology is shaping our lives it wouldn’t be strange that we would forget what <text:span text:style-name="T3">is behind the words that inspire the name of several technological nomenclature</text:span>.</text:p>
      <text:p text:style-name="P4"><text:s/></text:p>
      <text:p text:style-name="P4">The titles point to the <text:span text:style-name="T1">differences</text:span> that could occur to our current <text:span text:style-name="T1">reality</text:span>, or <text:span text:style-name="T1">better the one few</text:span> generations before<text:span text:style-name="T1">,</text:span> and <text:span text:style-name="T1">to the </text:span>constantly <text:span text:style-name="T1">swapping</text:span> to <text:span text:style-name="T1">augmented, expanded, virtual, digital,</text:span> memory, <text:span text:style-name="T1">senses, identities and again “reality” </text:span>that we are <text:span text:style-name="T1">exponentially acquiring. When this new digital real will override the way some things were conceived as normal, basic or insignificant, perhaps no longer we would have a hint of what we had left behind.</text:span></text:p>
      <text:p text:style-name="P4"/>
      <text:p text:style-name="P2">T<text:span text:style-name="T2">he media we generate is a reflection on what are the desires we want to become true. Due to the fact that we constantly are exposed to conceive the people and our context through the prism of the digital, where not only it gets altered but also decontextualize, the fundamental matter of the targets we pursue get also distorted and misunderstood. </text:span></text:p>
      <text:p text:style-name="P5"/>
      <text:p text:style-name="P5">The other effect that commonly occur is the beautification of everything through <text:span text:style-name="T4">commonly raising the expectations and commonly forcing a situation to raise the commodities to fulfill the gap of the disappointment, of course in a consumerist manner, but not only about material things, but everyday more, seeing people as profile images, having relations as transactions and living as a virtual reality. <text:s/><text:line-break/><text:line-break/>What is missing and this project is focus on create, is an archive in <text:s/>the manner of a participative documentary, a platform where everybody can take a part in showing what makes us call home home, and other euphemisms what are based on like likes, smiles, and the simplistic expressions we use but also more elaborated digital discourses that change more important things, rankings, categories, positioning, <text:s/>involvement and participation as the starting point of the project.<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0:18:10.657625725</meta:creation-date>
    <dc:date>2017-12-15T00:29:52.057637913</dc:date>
    <meta:editing-duration>PT18M9S</meta:editing-duration>
    <meta:editing-cycles>3</meta:editing-cycles>
    <meta:generator>LibreOffice/5.4.3.2$Linux_X86_64 LibreOffice_project/40m0$Build-2</meta:generator>
    <meta:document-statistic meta:table-count="0" meta:image-count="0" meta:object-count="0" meta:page-count="1" meta:paragraph-count="6" meta:word-count="308" meta:character-count="1894" meta:non-whitespace-character-count="1582"/>
  </office:meta>
</office:document-meta>
</file>